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fill-hatch-name="Black_20_45_20_Degrees_20_Wide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draw:fill="hatch" draw:fill-color="#ffffff" draw:fill-hatch-name="Crossed" draw:fill-hatch-solid="tru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hatch" draw:fill-color="#c0c0c0" draw:fill-hatch-name="Black_20_45_20_Degrees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fill="hatch" draw:fill-color="#c0c0c0" draw:fill-gradient-name="Gradient_20_1" draw:fill-hatch-name="Crossed_20_little" draw:fill-hatch-solid="fals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Arial Black'" style:font-pitch="variable" fo:font-size="20pt" fo:font-weight="normal"/>
    </style:style>
    <style:style style:name="P5" style:family="paragraph">
      <style:text-properties fo:font-family="'Arial Black'" style:font-pitch="variable" fo:font-size="20pt" fo:font-weight="normal"/>
    </style:style>
    <style:style style:name="T1" style:family="text">
      <style:text-properties fo:font-family="'Arial Black'" style:font-pitch="variable"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0cm" svg:x="12.5cm" svg:y="9.5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5cm" svg:y="12cm">
          <text:p text:style-name="P2">cpu.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5cm" svg:y="16cm">
          <text:p text:style-name="P2">entrada.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5cm" svg:y="14cm">
          <text:p text:style-name="P2">video.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2.5cm" svg:y="18cm">
          <text:p text:style-name="P2">libemu.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5cm" svg:y="18cm">
          <text:p text:style-name="P2">emulador.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cm" svg:y="11.5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cm" svg:height="2cm" svg:x="2cm" svg:y="13.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cm" svg:y="15.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cm" svg:y="17.5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6cm" svg:x="8.5cm" svg:y="11.5cm">
          <text:p text:style-name="P2">emucc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cm" svg:height="1cm" svg:x="13.5cm" svg:y="12cm">
          <text:p text:style-name="P2">cpu.dll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cm" svg:height="1cm" svg:x="13.5cm" svg:y="16cm">
          <text:p text:style-name="P2">entrada.dll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cm" svg:height="1cm" svg:x="13.5cm" svg:y="14cm">
          <text:p text:style-name="P2">video.dll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cm" svg:height="1cm" svg:x="13.5cm" svg:y="18cm">
          <text:p text:style-name="P2">emulador.ex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5cm" svg:y1="12.5cm" svg:x2="8.5cm" svg:y2="12.5cm">
          <text:p text:style-name="P3"/>
        </draw:line>
        <draw:line draw:style-name="gr7" draw:text-style-name="P1" draw:layer="layout" svg:x1="7.5cm" svg:y1="14.5cm" svg:x2="8.5cm" svg:y2="14.5cm">
          <text:p text:style-name="P3"/>
        </draw:line>
        <draw:line draw:style-name="gr7" draw:text-style-name="P1" draw:layer="layout" svg:x1="7.5cm" svg:y1="16.5cm" svg:x2="8.5cm" svg:y2="16.5cm">
          <text:p text:style-name="P3"/>
        </draw:line>
        <draw:line draw:style-name="gr7" draw:text-style-name="P1" draw:layer="layout" svg:x1="7.5cm" svg:y1="18.5cm" svg:x2="8.5cm" svg:y2="18.5cm">
          <text:p text:style-name="P3"/>
        </draw:line>
        <draw:line draw:style-name="gr7" draw:text-style-name="P1" draw:layer="layout" svg:x1="10.5cm" svg:y1="12.5cm" svg:x2="13.5cm" svg:y2="12.5cm">
          <text:p text:style-name="P3"/>
        </draw:line>
        <draw:line draw:style-name="gr7" draw:text-style-name="P1" draw:layer="layout" svg:x1="10.5cm" svg:y1="14.5cm" svg:x2="13.5cm" svg:y2="14.5cm">
          <text:p text:style-name="P3"/>
        </draw:line>
        <draw:line draw:style-name="gr7" draw:text-style-name="P1" draw:layer="layout" svg:x1="10.5cm" svg:y1="16.5cm" svg:x2="13.5cm" svg:y2="16.5cm">
          <text:p text:style-name="P3"/>
        </draw:line>
        <draw:line draw:style-name="gr7" draw:text-style-name="P1" draw:layer="layout" svg:x1="10.5cm" svg:y1="18.5cm" svg:x2="13.5cm" svg:y2="18.5cm">
          <text:p text:style-name="P3"/>
        </draw:line>
        <draw:custom-shape draw:style-name="gr8" draw:text-style-name="P2" draw:layer="layout" svg:width="2cm" svg:height="5cm" svg:x="2.5cm" svg:y="12cm">
          <text:p text:style-name="P2">libdev.h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cm" svg:x="8.5cm" svg:y="18cm">
          <text:p text:style-name="P2">Compilador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2" draw:layer="layout" svg:width="2.5cm" svg:height="1cm" svg:x="13.5cm" svg:y="10cm">
          <text:p text:style-name="P2">libemu.dll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1" draw:layer="layout" svg:width="1cm" svg:height="0.5cm" svg:x="8cm" svg:y="22.509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6.361cm" svg:height="0.645cm" svg:x="9cm" svg:y="22.463cm">
          <draw:text-box>
            <text:p text:style-name="P3">Componentes fornecidos pelo sistema</text:p>
          </draw:text-box>
        </draw:frame>
        <draw:custom-shape draw:style-name="gr11" draw:text-style-name="P1" draw:layer="layout" svg:width="1cm" svg:height="0.5cm" svg:x="8cm" svg:y="22.009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.728cm" svg:height="0.645cm" svg:x="9cm" svg:y="21.963cm">
          <draw:text-box>
            <text:p text:style-name="P3">Componentes desenvolvidos pelo programador</text:p>
          </draw:text-box>
        </draw:frame>
        <draw:custom-shape draw:style-name="gr12" draw:text-style-name="P1" draw:layer="layout" svg:width="1cm" svg:height="0.5cm" svg:x="8cm" svg:y="23.507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4.731cm" svg:height="0.645cm" svg:x="9cm" svg:y="23.461cm">
          <draw:text-box>
            <text:p text:style-name="P3">Ambiente final de execução</text:p>
          </draw:text-box>
        </draw:frame>
        <draw:custom-shape draw:style-name="gr13" draw:text-style-name="P1" draw:layer="layout" svg:width="9.5cm" svg:height="3cm" svg:x="7.5cm" svg:y="21.5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8cm" svg:y="23.01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237cm" svg:height="0.645cm" svg:x="9cm" svg:y="22.951cm">
          <draw:text-box>
            <text:p text:style-name="P3">Módulos gerados </text:p>
          </draw:text-box>
        </draw:frame>
        <draw:frame draw:style-name="gr15" draw:text-style-name="P5" draw:layer="layout" svg:width="0.972cm" svg:height="1.25cm" svg:x="4.5cm" svg:y="19.75cm">
          <draw:text-box>
            <text:p text:style-name="P4"><text:span text:style-name="T1">2</text:span></text:p>
          </draw:text-box>
        </draw:frame>
        <draw:frame draw:style-name="gr15" draw:text-style-name="P5" draw:layer="layout" svg:width="0.972cm" svg:height="1.25cm" svg:x="9.028cm" svg:y="19.75cm">
          <draw:text-box>
            <text:p text:style-name="P4"><text:span text:style-name="T1">4</text:span></text:p>
          </draw:text-box>
        </draw:frame>
        <draw:frame draw:style-name="gr15" draw:text-style-name="P5" draw:layer="layout" svg:width="0.972cm" svg:height="1.25cm" svg:x="17.5cm" svg:y="14cm">
          <draw:text-box>
            <text:p text:style-name="P4"><text:span text:style-name="T1">5</text:span></text:p>
          </draw:text-box>
        </draw:frame>
        <draw:frame draw:style-name="gr15" draw:text-style-name="P5" draw:layer="layout" svg:width="0.972cm" svg:height="1.25cm" svg:x="4.5cm" svg:y="9.75cm">
          <draw:text-box>
            <text:p text:style-name="P4"><text:span text:style-name="T1">1</text:span></text:p>
          </draw:text-box>
        </draw:frame>
        <draw:frame draw:style-name="gr15" draw:text-style-name="P5" draw:layer="layout" svg:width="0.972cm" svg:height="1.25cm" svg:x="9.028cm" svg:y="9.75cm">
          <draw:text-box>
            <text:p text:style-name="P4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Crossed" draw:style="single" draw:color="#808080" draw:distance="0.51cm" draw:rotation="2700"/>
    <draw:hatch draw:name="Crossed_20_little" draw:display-name="Crossed little" draw:style="single" draw:color="#808080" draw:distance="0.25cm" draw:rotation="27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dre</meta:initial-creator>
    <meta:creation-date>2007-01-22T20:02:06</meta:creation-date>
    <dc:creator>andre</dc:creator>
    <dc:date>2007-02-03T14:30:03</dc:date>
    <dc:language>pt-BR</dc:language>
    <meta:editing-cycles>7</meta:editing-cycles>
    <meta:editing-duration>PT2H46M30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